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éf moteur : </text:p>
      <text:p text:style-name="Standard">maxxon DC motor</text:p>
      <text:p text:style-name="Standard">swiss mode</text:p>
      <text:p text:style-name="Standard">X 06</text:p>
      <text:p text:style-name="Standard"/>
      <text:p text:style-name="Standard">Réf <text:s/>motoréducteur :</text:p>
      <text:p text:style-name="Standard"/>
      <text:p text:style-name="Standard">PLG32 <text:s/>| <text:s/>88856 01105</text:p>
      <text:p text:style-name="Standard">i <text:s text:c="5"/>20,25 :1 | 28/05</text:p>
      <text:p text:style-name="Standard">M(zul) <text:s text:c="5"/>150 Ncm</text:p>
      <text:p text:style-name="Standard"/>
      <text:p text:style-name="Standard"/>
      <text:p text:style-name="Standard">Lorsque les moteurs éléctrique font 20,25 tours, le motoréducteur fera faire un seul tour à la roue.</text:p>
      <text:p text:style-name="Standard"/>
      <text:p text:style-name="Standard">Mesure des roues </text:p>
      <text:p text:style-name="Standard"/>
      <text:p text:style-name="Standard">Diamètre roues avec pneu : 60,4 mm</text:p>
      <text:p text:style-name="Standard">Diamètre roue sans pneu : 50,3 mm</text:p>
      <text:p text:style-name="Standard">Diamètre roues avec pneu écrasé par poid du robot : 60,2 mm</text:p>
      <text:p text:style-name="Standard">Perimetre des roues avec pneu ecrasé par poid du robot : 189,028 mm</text:p>
      <text:p text:style-name="Standard"/>
      <text:p text:style-name="Standard">Distance entre roues <text:s/>interne : 280 mm</text:p>
      <text:p text:style-name="Standard">Distance entre roues <text:s/>externe : <text:s/>334 mm</text:p>
      <text:p text:style-name="Standard">Distance entre roues (des centres de la largeur de chaque roue) : 308 m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0M54S</meta:editing-duration>
    <meta:editing-cycles>8</meta:editing-cycles>
    <meta:generator>LibreOffice/3.4$Linux LibreOffice_project/340m1$Build-402</meta:generator>
    <dc:date>2012-05-01T01:39:55</dc:date>
    <dc:creator>TItotix </dc:creator>
    <meta:document-statistic meta:table-count="0" meta:image-count="0" meta:object-count="0" meta:page-count="1" meta:paragraph-count="17" meta:word-count="112" meta:character-count="584" meta:non-whitespace-character-count="471"/>
    <meta:user-defined meta:name="Info 1"/>
    <meta:user-defined meta:name="Info 2"/>
    <meta:user-defined meta:name="Info 3"/>
    <meta:user-defined meta:name="Info 4"/>
  </office:meta>
</office:document-meta>
</file>